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85cb" officeooo:paragraph-rsid="001285cb"/>
    </style:style>
    <style:style style:name="P2" style:family="paragraph" style:parent-style-name="Preformatted_20_Text">
      <style:text-properties officeooo:paragraph-rsid="001285cb"/>
    </style:style>
    <style:style style:name="P3" style:family="paragraph" style:parent-style-name="Preformatted_20_Text">
      <style:text-properties officeooo:rsid="00144374" officeooo:paragraph-rsid="00144374"/>
    </style:style>
    <style:style style:name="P4" style:family="paragraph" style:parent-style-name="Preformatted_20_Text">
      <style:text-properties officeooo:rsid="001480cd" officeooo:paragraph-rsid="00144374"/>
    </style:style>
    <style:style style:name="P5" style:family="paragraph" style:parent-style-name="Preformatted_20_Text">
      <style:text-properties officeooo:rsid="001480cd" officeooo:paragraph-rsid="001480cd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paragraph-rsid="001285cb" style:font-weight-asian="bold" style:font-weight-complex="bold"/>
    </style:style>
    <style:style style:name="P8" style:family="paragraph" style:parent-style-name="Preformatted_20_Text">
      <style:text-properties officeooo:paragraph-rsid="00152d56"/>
    </style:style>
    <style:style style:name="P9" style:family="paragraph" style:parent-style-name="Preformatted_20_Text">
      <style:text-properties officeooo:rsid="0016155a" officeooo:paragraph-rsid="001839c5"/>
    </style:style>
    <style:style style:name="P10" style:family="paragraph" style:parent-style-name="Preformatted_20_Text">
      <style:text-properties officeooo:rsid="001839c5"/>
    </style:style>
    <style:style style:name="T1" style:family="text">
      <style:text-properties officeooo:rsid="001285cb"/>
    </style:style>
    <style:style style:name="T2" style:family="text">
      <style:text-properties officeooo:rsid="00144374"/>
    </style:style>
    <style:style style:name="T3" style:family="text">
      <style:text-properties officeooo:rsid="001480cd"/>
    </style:style>
    <style:style style:name="T4" style:family="text">
      <style:text-properties fo:font-style="italic" officeooo:rsid="001480cd" style:font-style-asian="italic" style:font-style-complex="italic"/>
    </style:style>
    <style:style style:name="T5" style:family="text">
      <style:text-properties fo:font-style="italic" officeooo:rsid="00152d56" style:font-style-asian="italic" style:font-style-complex="italic"/>
    </style:style>
    <style:style style:name="T6" style:family="text">
      <style:text-properties fo:font-style="italic" officeooo:rsid="001571d8" style:font-style-asian="italic" style:font-style-complex="italic"/>
    </style:style>
    <style:style style:name="T7" style:family="text">
      <style:text-properties officeooo:rsid="001676f2"/>
    </style:style>
    <style:style style:name="T8" style:family="text">
      <style:text-properties officeooo:rsid="001839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Universidade Federal do Rio de Janeiro</text:p>
      <text:p text:style-name="Preformatted_20_Text">processo seletivo GRIS</text:p>
      <text:p text:style-name="Preformatted_20_Text">Autor: Pedro Jullian Medina Torres Gra<text:span text:style-name="T1">ç</text:span>a</text:p>
      <text:p text:style-name="P2"><text:span text:style-name="T1">Descrição: Explicar o código Base64</text:span></text:p>
      <text:p text:style-name="P5">Nota: Tudo em negrito é código em c99 e tudo em itálico é observação sobre código.</text:p>
      <text:p text:style-name="Preformatted_20_Text"><text:tab/></text:p>
      <text:p text:style-name="P1"><text:tab/>O código se baseia em 2 partes. A “main” é responsável em pegar o código em hexadecimal (4 bits de informação), concatenar a cada dois números hexadecimais para formar bytes e assim entregar para função “CodificarBase64”, pegar o resultado e expressar na tela.</text:p>
      <text:p text:style-name="P1">A função CodificarBase64 pega os <text:span text:style-name="T2">bytes dada pela “main” e os codifica em bytes que se limitam em 6 bits, se codificando em formato base64.</text:span></text:p>
      <text:p text:style-name="P3"/>
      <text:p text:style-name="P3">O código funciona da seguinte forma:</text:p>
      <text:p text:style-name="P3"><text:tab/>Primeiro ele pega os bytes <text:span text:style-name="T3">de entrada</text:span> em 3 em 3 (24 bits) até o ultimo conjunto de 3 bytes. A cada 3 bytes <text:span text:style-name="T3">de entrada</text:span> ele pega o primeiro e pega os 6 primeiros bits e coloca num byte <text:span text:style-name="T3">que será o primeiro byte de base64 (do conjunto de 4 bytes base64 gerados a cada 3 bytes de entrada). Os últimos 2 bits do primeiro byte de entrada serão concatenados com os primeiros 4 bits do segundo byte de entrada para a construção do segundo byte da base64. Os 4 últimos bites do 2 byte de entrada concatenado com os 2 primeiros bites do terceiro byte de entrada para formar o terceiro byte base64. Na formação do quarto byte base64 serão formados a partir dos últimos 6 bites do terceiro byte de entrada.</text:span></text:p>
      <text:p text:style-name="P4"><text:tab/>Caso minha explicação fique muito confusa, acredito que esse bloco de código em C99 abaixo pode explicar melhor o que eu quero descrever acima.</text:p>
      <text:p text:style-name="P8"><text:tab/><text:span text:style-name="T4">O código usa </text:span><text:span text:style-name="T5">uma macro “CONJUNTO_BASE_64” que está definida no arquivo “base64.h” </text:span><text:span text:style-name="T6">onde o valor é : "ABCDEFGHIJKLMNOPQRSTUVWXYZabcdefghijklmnopqrstuvwxyz0123456789+/”.</text:span></text:p>
      <text:p text:style-name="P8"><text:span text:style-name="T5"/></text:p>
      <text:p text:style-name="P7">for(;numeroBytes&gt;2;numeroBytes-=3)</text:p>
      <text:p text:style-name="P7">{</text:p>
      <text:p text:style-name="P6"><text:tab/><text:tab/>saida[indice]= CONJUNTO_BASE_64[(entrada[auxiliar]&gt;&gt;2)&amp;0x3F];</text:p>
      <text:p text:style-name="P6"><text:tab/><text:tab/>saida[indice+1]= CONJUNTO_BASE_64[((entrada[auxiliar]&lt;&lt;4)&amp;0x30)|((entrada[auxiliar+1]&gt;&gt;4)&amp;0x0F)]; </text:p>
      <text:p text:style-name="P6"><text:tab/><text:tab/>saida[indice+2]= CONJUNTO_BASE_64[((entrada[auxiliar+1]&lt;&lt;2)&amp;0x3c)|((entrada[auxiliar+2]&gt;&gt;6)&amp;0x03)];</text:p>
      <text:p text:style-name="P6"><text:tab/><text:tab/>saida[indice+3]= CONJUNTO_BASE_64[((entrada[auxiliar+2])&amp;0x3F)];</text:p>
      <text:p text:style-name="P6"><text:tab/><text:tab/>indice+=4; </text:p>
      <text:p text:style-name="P7"><text:tab/><text:tab/>auxiliar+=3;</text:p>
      <text:p text:style-name="P7">}</text:p>
      <text:p text:style-name="Preformatted_20_Text"/>
      <text:p text:style-name="Preformatted_20_Text"/>
      <text:p text:style-name="P9"><text:tab/>Depois de feito até o ultimo conjunto de 3 bytes podemos ter o caso de sobrar 2, 1 ou 0 bytes. Para cada caso usaremos a mesma ideia, <text:span text:style-name="T7">só que nos bits que seriam do terceiro e/ou segundo byte que forem necessários em 0 e os bytes base64 que seriam preenchidas por nenhum byte (como o quarto quando não temos o terceiro byte de entrada ou o terceiro e quarto quando só temos um byte na entrada)</text:span></text:p>
      <text:p text:style-name="P9"><text:span text:style-name="T8">Caso fique muito confuso indico tentar entender o código abaixo </text:span></text:p>
      <text:p text:style-name="Preformatted_20_Text"/>
      <text:p text:style-name="P6">if (numeroBytes%3==2) /*caso sobre 2 bytes no final*/</text:p>
      <text:p text:style-name="P6">{</text:p>
      <text:p text:style-name="P6"><text:tab/><text:tab/>saida[indice] = CONJUNTO_BASE_64[(entrada[auxiliar]&gt;&gt;2)&amp;0x3F];</text:p>
      <text:p text:style-name="P6"><text:tab/><text:tab/>saida[indice+1] = CONJUNTO_BASE_64[((entrada[auxiliar]&lt;&lt;4)&amp;0x30)|((entrada[auxiliar+1]&gt;&gt;4)&amp;0x0F)];</text:p>
      <text:p text:style-name="P6"><text:tab/><text:tab/>saida[indice+2] = CONJUNTO_BASE_64[(entrada[auxiliar+1]&lt;&lt;2)&amp;0x3C];</text:p>
      <text:p text:style-name="P6"><text:tab/><text:tab/>saida[indice+3] = PADDING; </text:p>
      <text:p text:style-name="P6"><text:tab/><text:tab/>indice+=4;</text:p>
      <text:p text:style-name="P7">}</text:p>
      <text:p text:style-name="P6"/>
      <text:p text:style-name="P6">if (numeroBytes%3==1) /*caso sobre 1 byte no final*/</text:p>
      <text:p text:style-name="P6">{</text:p>
      <text:p text:style-name="P6"><text:tab/><text:tab/>saida[indice] = CONJUNTO_BASE_64[(entrada[auxiliar]&gt;&gt;2)&amp;0x3F];</text:p>
      <text:p text:style-name="P6"><text:soft-page-break/><text:tab/><text:tab/>saida[indice+1] = CONJUNTO_BASE_64[(entrada[auxiliar]&lt;&lt;4)&amp;0x30];</text:p>
      <text:p text:style-name="P6"><text:tab/><text:tab/>saida[indice+2] = PADDING;</text:p>
      <text:p text:style-name="P6"><text:tab/><text:tab/>saida[indice+3] = PADDING; </text:p>
      <text:p text:style-name="P6"><text:tab/><text:tab/>indice+=4;</text:p>
      <text:p text:style-name="P6">}</text:p>
      <text:p text:style-name="P10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4T13:52:42.308552247</dc:date>
    <meta:editing-duration>PT12M3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433" meta:character-count="3090" meta:non-whitespace-character-count="2653"/>
  </office:meta>
</office:document-meta>
</file>